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start" style:justify-single-word="false"/>
      <style:text-properties style:text-underline-style="none" fo:font-weight="normal" style:font-weight-asian="normal" style:font-weight-complex="normal"/>
    </style:style>
    <style:style style:name="P3" style:family="paragraph" style:parent-style-name="Text_20_body">
      <style:paragraph-properties fo:text-align="center" style:justify-single-word="false"/>
      <style:text-properties fo:font-variant="normal" fo:text-transform="none" fo:color="#000000" style:font-name="Arial1" fo:font-size="11.25pt" fo:font-style="normal" style:text-underline-style="solid" style:text-underline-width="auto" style:text-underline-color="font-color" fo:font-weight="bold" fo:background-color="transparent" style:font-weight-asian="normal" style:font-weight-complex="normal"/>
    </style:style>
    <style:style style:name="P4"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text-underline-style="none" style:text-blinking="false" fo:background-color="transparent"/>
    </style:style>
    <style:style style:name="P5"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6" style:family="paragraph" style:parent-style-name="Text_20_body">
      <style:paragraph-properties fo:margin-top="0cm" fo:margin-bottom="0cm" style:contextual-spacing="false" fo:line-height="114%" style:writing-mode="lr-tb"/>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T4" style:family="text">
      <style:text-properties fo:font-variant="normal" fo:text-transform="none" fo:color="#000000" style:text-line-through-style="none" style:font-name="Arial1" fo:font-size="11.25pt" fo:font-style="italic" style:text-underline-style="none" fo:font-weight="normal" style:text-blinking="false" fo:background-color="transparent"/>
    </style:style>
    <style:style style:name="T5" style:family="text">
      <style:text-properties fo:font-variant="normal" fo:text-transform="none" fo:color="#000000" style:text-line-through-style="none" style:text-underline-style="none" style:text-blinking="false" fo:background-color="transparent"/>
    </style:style>
    <style:style style:name="T6" style:family="text">
      <style:text-properties style:font-name="Arial1" fo:font-size="11.25pt"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docs-internal-guid-66209cad-b990-10f4-484b-651c629189f4"/>Rôle du système informatique</text:p>
      <text:p text:style-name="Text_20_body"/>
      <text:p text:style-name="P6"><text:span text:style-name="T5">    </text:span><text:span text:style-name="T3">Le système informatique dans le stade d'eau vive permet de mesurer en temps réel le niveau de l'eau et ainsi de savoir quand il faut fermer la vanne </text:span><text:span text:style-name="T4">stockVide</text:span><text:span text:style-name="T5"> </text:span><text:span text:style-name="T3">ou ouvrir la vanne </text:span><text:span text:style-name="T4">omniflots</text:span><text:span text:style-name="T3">.</text:span></text:p>
      <text:p text:style-name="P6"><text:span text:style-name="T5">    </text:span><text:span text:style-name="T3">Le système permettra également de savoir quel est le débit de l'eau une fois que le stade d'eau vive est ouvert, et permettra donc de réguler ce débit en ouvrant plus ou moins la vanne </text:span><text:span text:style-name="T4">omniflot</text:span><text:span text:style-name="T3">.</text:span></text:p>
      <text:p text:style-name="Text_20_body"/>
      <text:p text:style-name="P4">    <text:span text:style-name="T6">Le système récupère les informations concernant les marées sur internet et les affiches sur un moniteur via une application. Sur cette même application, les utilisateurs peuvent s’inscrire sur les plages horaires disponibles selon le niveau exigé par le programme.</text:span></text:p>
      <text:p text:style-name="P5">Le gérant peut de son coté accepter ou refuser des utilisateurs, définir les plages horaires et choisir le niveau du programme. L’application vérifie que les plages horaires demandées par le gérant et le programme décidé coincident avec les horaires et coefficients de marées.</text:p>
      <text:p text:style-name="Text_20_body"/>
      <text:p text:style-name="P4">    <text:span text:style-name="T6">Le système informatique permet donc de tout gérer de manière autonome sauf la vidange de la réserve qui doit être gérée manuellement par le responsable du site. Cela est dû au fait qu’aucun capteurs pour détecter si des kayakistes sont sur la pistes n’a été mis en place, et il faut donc un humain pour vérifier si la piste est vide, et donc si la réserve peut être vidangée.</text:span></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ibault Labroue</meta:initial-creator>
    <meta:creation-date>2014-01-22T10:16:13.78</meta:creation-date>
    <dc:date>2014-01-22T11:49:05.200346820</dc:date>
    <meta:editing-duration>PT8M46S</meta:editing-duration>
    <meta:editing-cycles>3</meta:editing-cycles>
    <meta:generator>LibreOffice/4.1.2.3$Linux_x86 LibreOffice_project/410m0$Build-3</meta:generator>
    <meta:document-statistic meta:table-count="0" meta:image-count="0" meta:object-count="0" meta:page-count="1" meta:paragraph-count="7" meta:word-count="225" meta:character-count="1342" meta:non-whitespace-character-count="1106"/>
  </office:meta>
</office:document-meta>
</file>